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10b" officeooo:paragraph-rsid="0000910b"/>
    </style:style>
    <style:style style:name="P2" style:family="paragraph" style:parent-style-name="Standard">
      <style:text-properties officeooo:rsid="0000910b" officeooo:paragraph-rsid="0002c273"/>
    </style:style>
    <style:style style:name="P3" style:family="paragraph" style:parent-style-name="Standard">
      <style:text-properties officeooo:rsid="00782c42" officeooo:paragraph-rsid="00044ce3"/>
    </style:style>
    <style:style style:name="P4" style:family="paragraph" style:parent-style-name="Standard">
      <style:text-properties officeooo:rsid="00044ce3" officeooo:paragraph-rsid="00044ce3"/>
    </style:style>
    <style:style style:name="P5" style:family="paragraph" style:parent-style-name="Standard">
      <style:text-properties officeooo:rsid="00591e85" officeooo:paragraph-rsid="00044ce3"/>
    </style:style>
    <style:style style:name="P6" style:family="paragraph" style:parent-style-name="Standard">
      <style:text-properties officeooo:rsid="0004eee6" officeooo:paragraph-rsid="0004eee6"/>
    </style:style>
    <style:style style:name="P7" style:family="paragraph" style:parent-style-name="Standard">
      <style:text-properties officeooo:rsid="0020e80b" officeooo:paragraph-rsid="0004eee6"/>
    </style:style>
    <style:style style:name="P8" style:family="paragraph" style:parent-style-name="Standard" style:list-style-name="L1">
      <style:text-properties officeooo:rsid="007258b2" officeooo:paragraph-rsid="00044ce3"/>
    </style:style>
    <style:style style:name="P9" style:family="paragraph" style:parent-style-name="Standard" style:list-style-name="L1">
      <style:text-properties officeooo:rsid="0099fb39" officeooo:paragraph-rsid="00044ce3"/>
    </style:style>
    <style:style style:name="P10" style:family="paragraph" style:parent-style-name="Standard" style:list-style-name="L1">
      <style:text-properties officeooo:rsid="0073c6fa" officeooo:paragraph-rsid="00044ce3"/>
    </style:style>
    <style:style style:name="P11" style:family="paragraph" style:parent-style-name="Standard" style:list-style-name="L1">
      <style:text-properties officeooo:rsid="009a13ef" officeooo:paragraph-rsid="00044ce3"/>
    </style:style>
    <style:style style:name="P12" style:family="paragraph" style:parent-style-name="Standard" style:list-style-name="L1">
      <style:text-properties officeooo:rsid="0098c8c2" officeooo:paragraph-rsid="00044ce3"/>
    </style:style>
    <style:style style:name="P13" style:family="paragraph" style:parent-style-name="Standard" style:list-style-name="L1">
      <style:text-properties officeooo:rsid="007061a4" officeooo:paragraph-rsid="00044ce3"/>
    </style:style>
    <style:style style:name="P14" style:family="paragraph" style:parent-style-name="Standard" style:list-style-name="L2">
      <style:text-properties officeooo:rsid="007061a4" officeooo:paragraph-rsid="00044ce3"/>
    </style:style>
    <style:style style:name="P15" style:family="paragraph" style:parent-style-name="Standard" style:list-style-name="L1">
      <style:text-properties officeooo:rsid="007c1f49" officeooo:paragraph-rsid="00044ce3"/>
    </style:style>
    <style:style style:name="P16" style:family="paragraph" style:parent-style-name="Standard" style:list-style-name="L1">
      <style:text-properties officeooo:rsid="007c3f5a" officeooo:paragraph-rsid="00044ce3"/>
    </style:style>
    <style:style style:name="P17" style:family="paragraph" style:parent-style-name="Standard" style:list-style-name="L1">
      <style:text-properties officeooo:rsid="008f45e3" officeooo:paragraph-rsid="00044ce3"/>
    </style:style>
    <style:style style:name="P18" style:family="paragraph" style:parent-style-name="Standard" style:list-style-name="L1">
      <style:text-properties officeooo:rsid="00883a75" officeooo:paragraph-rsid="00044ce3"/>
    </style:style>
    <style:style style:name="P19" style:family="paragraph" style:parent-style-name="Standard" style:list-style-name="L1">
      <style:text-properties officeooo:rsid="0091b269" officeooo:paragraph-rsid="00044ce3"/>
    </style:style>
    <style:style style:name="P20" style:family="paragraph" style:parent-style-name="Standard" style:list-style-name="L1">
      <style:text-properties officeooo:rsid="008c7aa4" officeooo:paragraph-rsid="00044ce3"/>
    </style:style>
    <style:style style:name="P21" style:family="paragraph" style:parent-style-name="Standard" style:list-style-name="L1">
      <style:text-properties officeooo:rsid="00782c42" officeooo:paragraph-rsid="00044ce3"/>
    </style:style>
    <style:style style:name="P22" style:family="paragraph" style:parent-style-name="Standard" style:list-style-name="L1">
      <style:text-properties officeooo:rsid="009706dc" officeooo:paragraph-rsid="00044ce3"/>
    </style:style>
    <style:style style:name="P23" style:family="paragraph" style:parent-style-name="Standard" style:list-style-name="L2">
      <style:text-properties officeooo:rsid="009706dc" officeooo:paragraph-rsid="00044ce3"/>
    </style:style>
    <style:style style:name="P24" style:family="paragraph" style:parent-style-name="Standard" style:list-style-name="L1">
      <style:text-properties officeooo:rsid="00756972" officeooo:paragraph-rsid="00044ce3"/>
    </style:style>
    <style:style style:name="P25" style:family="paragraph" style:parent-style-name="Standard" style:list-style-name="L1">
      <style:text-properties officeooo:rsid="00905d80" officeooo:paragraph-rsid="00044ce3"/>
    </style:style>
    <style:style style:name="P26" style:family="paragraph" style:parent-style-name="Standard" style:list-style-name="L2">
      <style:text-properties officeooo:rsid="00905d80" officeooo:paragraph-rsid="00044ce3"/>
    </style:style>
    <style:style style:name="P27" style:family="paragraph" style:parent-style-name="Standard" style:list-style-name="L1">
      <style:text-properties officeooo:rsid="00766aba" officeooo:paragraph-rsid="00044ce3"/>
    </style:style>
    <style:style style:name="P28" style:family="paragraph" style:parent-style-name="Standard" style:list-style-name="L1">
      <style:text-properties officeooo:rsid="008bb4f5" officeooo:paragraph-rsid="00044ce3"/>
    </style:style>
    <style:style style:name="P29" style:family="paragraph" style:parent-style-name="Standard" style:list-style-name="L1">
      <style:text-properties officeooo:rsid="0071ee9f" officeooo:paragraph-rsid="00044ce3"/>
    </style:style>
    <style:style style:name="P30" style:family="paragraph" style:parent-style-name="Standard" style:list-style-name="L1">
      <style:text-properties officeooo:rsid="00883dc2" officeooo:paragraph-rsid="00044ce3"/>
    </style:style>
    <style:style style:name="P31" style:family="paragraph" style:parent-style-name="Standard" style:list-style-name="L1">
      <style:text-properties officeooo:rsid="009f35d4" officeooo:paragraph-rsid="00044ce3"/>
    </style:style>
    <style:style style:name="P32" style:family="paragraph" style:parent-style-name="Standard" style:list-style-name="L1">
      <style:text-properties officeooo:rsid="008cd715" officeooo:paragraph-rsid="00044ce3"/>
    </style:style>
    <style:style style:name="P33" style:family="paragraph" style:parent-style-name="Standard" style:list-style-name="L2">
      <style:text-properties officeooo:rsid="0004eee6" officeooo:paragraph-rsid="0004eee6"/>
    </style:style>
    <style:style style:name="P34" style:family="paragraph" style:parent-style-name="Standard" style:list-style-name="L3">
      <style:text-properties officeooo:rsid="0004eee6" officeooo:paragraph-rsid="0004eee6"/>
    </style:style>
    <style:style style:name="P35" style:family="paragraph" style:parent-style-name="Standard" style:list-style-name="L4">
      <style:text-properties officeooo:rsid="0004eee6" officeooo:paragraph-rsid="0004eee6"/>
    </style:style>
    <style:style style:name="P36" style:family="paragraph" style:parent-style-name="Standard" style:list-style-name="L5">
      <style:text-properties officeooo:rsid="0004eee6" officeooo:paragraph-rsid="0004eee6"/>
    </style:style>
    <style:style style:name="P37" style:family="paragraph" style:parent-style-name="Standard" style:list-style-name="L6">
      <style:text-properties officeooo:rsid="0004eee6" officeooo:paragraph-rsid="0004eee6"/>
    </style:style>
    <style:style style:name="P38" style:family="paragraph" style:parent-style-name="Standard" style:list-style-name="L7">
      <style:text-properties officeooo:rsid="0004eee6" officeooo:paragraph-rsid="0004eee6"/>
    </style:style>
    <style:style style:name="P39" style:family="paragraph" style:parent-style-name="Standard" style:list-style-name="L2">
      <style:text-properties officeooo:rsid="0053da03" officeooo:paragraph-rsid="00044ce3"/>
    </style:style>
    <style:style style:name="P40" style:family="paragraph" style:parent-style-name="Standard" style:list-style-name="L2">
      <style:text-properties officeooo:rsid="00901a17" officeooo:paragraph-rsid="00044ce3"/>
    </style:style>
    <style:style style:name="P41" style:family="paragraph" style:parent-style-name="Standard" style:list-style-name="L2">
      <style:text-properties officeooo:rsid="006f1995" officeooo:paragraph-rsid="00044ce3"/>
    </style:style>
    <style:style style:name="P42" style:family="paragraph" style:parent-style-name="Standard" style:list-style-name="L2">
      <style:text-properties officeooo:rsid="0056ab80" officeooo:paragraph-rsid="00044ce3"/>
    </style:style>
    <style:style style:name="P43" style:family="paragraph" style:parent-style-name="Standard" style:list-style-name="L2">
      <style:text-properties officeooo:rsid="0054c8f0" officeooo:paragraph-rsid="00044ce3"/>
    </style:style>
    <style:style style:name="P44" style:family="paragraph" style:parent-style-name="Standard" style:list-style-name="L2">
      <style:text-properties officeooo:rsid="009b5adf" officeooo:paragraph-rsid="00044ce3"/>
    </style:style>
    <style:style style:name="P45" style:family="paragraph" style:parent-style-name="Standard" style:list-style-name="L2">
      <style:text-properties officeooo:rsid="0057706a" officeooo:paragraph-rsid="00044ce3"/>
    </style:style>
    <style:style style:name="P46" style:family="paragraph" style:parent-style-name="Standard" style:list-style-name="L2">
      <style:text-properties officeooo:rsid="00626fb0" officeooo:paragraph-rsid="00044ce3"/>
    </style:style>
    <style:style style:name="P47" style:family="paragraph" style:parent-style-name="Standard" style:list-style-name="L2">
      <style:text-properties officeooo:rsid="0054f55e" officeooo:paragraph-rsid="00044ce3"/>
    </style:style>
    <style:style style:name="P48" style:family="paragraph" style:parent-style-name="Standard" style:list-style-name="L2">
      <style:text-properties officeooo:rsid="00580310" officeooo:paragraph-rsid="00044ce3"/>
    </style:style>
    <style:style style:name="P49" style:family="paragraph" style:parent-style-name="Standard" style:list-style-name="L2">
      <style:text-properties officeooo:rsid="00044ce3" officeooo:paragraph-rsid="00044ce3"/>
    </style:style>
    <style:style style:name="P50" style:family="paragraph" style:parent-style-name="Standard" style:list-style-name="L2">
      <style:text-properties officeooo:rsid="004829d1" officeooo:paragraph-rsid="00044ce3"/>
    </style:style>
    <style:style style:name="P51" style:family="paragraph" style:parent-style-name="Standard" style:list-style-name="L2">
      <style:text-properties officeooo:rsid="00591e85" officeooo:paragraph-rsid="00044ce3"/>
    </style:style>
    <style:style style:name="P52" style:family="paragraph" style:parent-style-name="Standard" style:list-style-name="L2">
      <style:text-properties officeooo:rsid="00705540" officeooo:paragraph-rsid="00044ce3"/>
    </style:style>
    <style:style style:name="P53" style:family="paragraph" style:parent-style-name="Standard" style:list-style-name="L4">
      <style:text-properties officeooo:rsid="001d51d4" officeooo:paragraph-rsid="0004eee6"/>
    </style:style>
    <style:style style:name="P54" style:family="paragraph" style:parent-style-name="Standard" style:list-style-name="L4">
      <style:text-properties officeooo:rsid="0020e323" officeooo:paragraph-rsid="0004eee6"/>
    </style:style>
    <style:style style:name="P55" style:family="paragraph" style:parent-style-name="Standard" style:list-style-name="L4">
      <style:text-properties officeooo:rsid="0020e80b" officeooo:paragraph-rsid="0004eee6"/>
    </style:style>
    <style:style style:name="P56" style:family="paragraph" style:parent-style-name="Standard" style:list-style-name="L5">
      <style:text-properties officeooo:rsid="00226b9b" officeooo:paragraph-rsid="0004eee6"/>
    </style:style>
    <style:style style:name="P57" style:family="paragraph" style:parent-style-name="Standard" style:list-style-name="L5">
      <style:text-properties officeooo:rsid="000588d4" officeooo:paragraph-rsid="000588d4"/>
    </style:style>
    <style:style style:name="P58" style:family="paragraph" style:parent-style-name="Standard" style:list-style-name="L7">
      <style:text-properties officeooo:rsid="000588d4" officeooo:paragraph-rsid="000588d4"/>
    </style:style>
    <style:style style:name="P59" style:family="paragraph" style:parent-style-name="Standard" style:list-style-name="L7">
      <style:text-properties officeooo:rsid="000588d4" officeooo:paragraph-rsid="0005ef2f"/>
    </style:style>
    <style:style style:name="P60" style:family="paragraph" style:parent-style-name="Standard" style:list-style-name="L7">
      <style:text-properties officeooo:rsid="0005ef2f" officeooo:paragraph-rsid="0005ef2f"/>
    </style:style>
    <style:style style:name="T1" style:family="text">
      <style:text-properties officeooo:rsid="0000e73f"/>
    </style:style>
    <style:style style:name="T2" style:family="text">
      <style:text-properties officeooo:rsid="00974429"/>
    </style:style>
    <style:style style:name="T3" style:family="text">
      <style:text-properties officeooo:rsid="009a13ef"/>
    </style:style>
    <style:style style:name="T4" style:family="text">
      <style:text-properties officeooo:rsid="00736884"/>
    </style:style>
    <style:style style:name="T5" style:family="text">
      <style:text-properties officeooo:rsid="0099fb39"/>
    </style:style>
    <style:style style:name="T6" style:family="text">
      <style:text-properties officeooo:rsid="00756972"/>
    </style:style>
    <style:style style:name="T7" style:family="text">
      <style:text-properties officeooo:rsid="00999042"/>
    </style:style>
    <style:style style:name="T8" style:family="text">
      <style:text-properties officeooo:rsid="007c3f5a"/>
    </style:style>
    <style:style style:name="T9" style:family="text">
      <style:text-properties officeooo:rsid="00940c3c"/>
    </style:style>
    <style:style style:name="T10" style:family="text">
      <style:text-properties officeooo:rsid="00807c88"/>
    </style:style>
    <style:style style:name="T11" style:family="text">
      <style:text-properties officeooo:rsid="009706dc"/>
    </style:style>
    <style:style style:name="T12" style:family="text">
      <style:text-properties officeooo:rsid="0091b269"/>
    </style:style>
    <style:style style:name="T13" style:family="text">
      <style:text-properties officeooo:rsid="00905d80"/>
    </style:style>
    <style:style style:name="T14" style:family="text">
      <style:text-properties officeooo:rsid="008ebc01"/>
    </style:style>
    <style:style style:name="T15" style:family="text">
      <style:text-properties officeooo:rsid="00901a17"/>
    </style:style>
    <style:style style:name="T16" style:family="text">
      <style:text-properties officeooo:rsid="008c7aa4"/>
    </style:style>
    <style:style style:name="T17" style:family="text">
      <style:text-properties officeooo:rsid="007a7088"/>
    </style:style>
    <style:style style:name="T18" style:family="text">
      <style:text-properties officeooo:rsid="0057706a"/>
    </style:style>
    <style:style style:name="T19" style:family="text">
      <style:text-properties officeooo:rsid="006f1995"/>
    </style:style>
    <style:style style:name="T20" style:family="text">
      <style:text-properties officeooo:rsid="009b5adf"/>
    </style:style>
    <style:style style:name="T21" style:family="text">
      <style:text-properties officeooo:rsid="00643877"/>
    </style:style>
    <style:style style:name="T22" style:family="text">
      <style:text-properties officeooo:rsid="00580310"/>
    </style:style>
    <style:style style:name="T23" style:family="text">
      <style:text-properties officeooo:rsid="0088f77c"/>
    </style:style>
    <style:style style:name="T24" style:family="text">
      <style:text-properties officeooo:rsid="0004eee6"/>
    </style:style>
    <style:style style:name="T25" style:family="text">
      <style:text-properties officeooo:rsid="0020e80b"/>
    </style:style>
    <style:style style:name="T26" style:family="text">
      <style:text-properties officeooo:rsid="0040f0e0"/>
    </style:style>
    <style:style style:name="T27" style:family="text">
      <style:text-properties officeooo:rsid="00353144"/>
    </style:style>
    <style:style style:name="T28" style:family="text">
      <style:text-properties officeooo:rsid="00334aac"/>
    </style:style>
    <style:style style:name="T29" style:family="text">
      <style:text-properties officeooo:rsid="002cfe49"/>
    </style:style>
    <style:style style:name="T30" style:family="text">
      <style:text-properties officeooo:rsid="002a02d4"/>
    </style:style>
    <style:style style:name="T31" style:family="text">
      <style:text-properties officeooo:rsid="000588d4"/>
    </style:style>
    <style:style style:name="T32" style:family="text">
      <style:text-properties officeooo:rsid="0005ef2f"/>
    </style:style>
    <style:style style:name="T33" style:family="text">
      <style:text-properties officeooo:rsid="000667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1">8</text:span> sessions.</text:p>
      <text:p text:style-name="P1"/>
      <text:p text:style-name="P1">Weds for heavy, Fris for light</text:p>
      <text:p text:style-name="P1"/>
      <text:p text:style-name="P1">HEAVY:</text:p>
      <text:p text:style-name="P1"/>
      <text:p text:style-name="P1">HTML &amp; JS</text:p>
      <text:p text:style-name="P1">LINUX &amp; PYTHON</text:p>
      <text:p text:style-name="P2">SLBL</text:p>
      <text:p text:style-name="P1">DISASSEMBLY &amp; REASSEMBLY</text:p>
      <text:p text:style-name="P1"/>
      <text:p text:style-name="P1">LIGHT:</text:p>
      <text:p text:style-name="P1"/>
      <text:p text:style-name="P1">5 easy pieces</text:p>
      <text:p text:style-name="P2">RELEVANT SOCIAL MOVEMENTS</text:p>
      <text:p text:style-name="P1">UNCONVENTIONAL CYBERSECURITY</text:p>
      <text:p text:style-name="P1">RECAP <text:span text:style-name="T1">&amp; FINALE</text:span></text:p>
      <text:p text:style-name="P1"/>
      <text:p text:style-name="P4">HTML <text:span text:style-name="T24">&amp; </text:span>JS:</text:p>
      <text:p text:style-name="P1"/>
      <text:list xml:id="list3692490763294633767" text:style-name="L1">
        <text:list-item>
          <text:p text:style-name="P8">BACKGROUND:</text:p>
          <text:list>
            <text:list-item>
              <text:p text:style-name="P8">Explain this session's origin story.</text:p>
              <text:list>
                <text:list-item>
                  <text:p text:style-name="P9">I met a Norwegian psych student <text:span text:style-name="T3">online</text:span> who desperately needed a <text:span text:style-name="T3">random number generator for a psych experiment. Coded one; got paid ~£100; looked good on a CV.</text:span></text:p>
                </text:list-item>
              </text:list>
            </text:list-item>
            <text:list-item>
              <text:p text:style-name="P8">Explain <text:span text:style-name="T4">motivations.</text:span></text:p>
              <text:list>
                <text:list-item>
                  <text:p text:style-name="P10">HTML/JS files are not standard practice; <text:span text:style-name="T5">usually, people write code in Python/Java/whatever, and only make webpages if they actually plan to put them on the web</text:span>. But you're young!</text:p>
                  <text:list>
                    <text:list-item>
                      <text:p text:style-name="P10">Works on everything that has a web browser; no compatibility issues; boon for technophobes.</text:p>
                    </text:list-item>
                    <text:list-item>
                      <text:p text:style-name="P10">Only require internet access to create; no getting permission from parents or employers to set up your IDE.</text:p>
                    </text:list-item>
                    <text:list-item>
                      <text:p text:style-name="P10">Trustworthy; viruscheckers can and will verify your creations are safe; .<text:span text:style-name="T6">html files are generally unassuming</text:span>. The same is not true for .py or .exe files.</text:p>
                    </text:list-item>
                  </text:list>
                </text:list-item>
                <text:list-item>
                  <text:p text:style-name="P10">If you need to <text:span text:style-name="T3">r</text:span>epeat <text:span text:style-name="T6">&amp;</text:span> <text:span text:style-name="T3">report a calculation/simulation/randomisation, simple pages like this work wonders.</text:span></text:p>
                  <text:list>
                    <text:list-item>
                      <text:p text:style-name="P11">If you don't need to repeat, just compute a solution and present it.</text:p>
                    </text:list-item>
                    <text:list-item>
                      <text:p text:style-name="P11">If you don't need to report, use Python/Excel/Whatever.</text:p>
                    </text:list-item>
                  </text:list>
                </text:list-item>
              </text:list>
            </text:list-item>
            <text:list-item>
              <text:p text:style-name="P12"><text:span text:style-name="T3">T</text:span>his is Hard Mode; <text:span text:style-name="T7">you don't need to understand everything right away.</text:span></text:p>
            </text:list-item>
          </text:list>
        </text:list-item>
        <text:list-item>
          <text:p text:style-name="P8">PSYCHOLOGY:</text:p>
          <text:list>
            <text:list-item>
              <text:p text:style-name="P13">Stroop <text:span text:style-name="T6">T</text:span>est one volunteer.</text:p>
            </text:list-item>
            <text:list-item>
              <text:p text:style-name="P13">Explain coherency.</text:p>
            </text:list-item>
            <text:list-item>
              <text:p text:style-name="P8">Explain<text:span text:style-name="T4"> need to randomise.</text:span></text:p>
            </text:list-item>
          </text:list>
        </text:list-item>
        <text:list-item>
          <text:p text:style-name="P8">T<text:span text:style-name="T4">ECH:</text:span></text:p>
          <text:list>
            <text:list-item>
              <text:p text:style-name="P13"><text:span text:style-name="T6">Get everyone using</text:span> Jsbin.</text:p>
            </text:list-item>
            <text:list-item>
              <text:p text:style-name="P13">Write HTML.</text:p>
              <text:list>
                <text:list-item>
                  <text:p text:style-name="P15"><text:span text:style-name="T8">Write words! N</text:span>otice it showing up on output.</text:p>
                </text:list-item>
                <text:list-item>
                  <text:p text:style-name="P16">Write button<text:span text:style-name="T9">s</text:span>!</text:p>
                </text:list-item>
                <text:list-item>
                  <text:p text:style-name="P17">Use &lt;br&gt; to break things up.</text:p>
                </text:list-item>
                <text:list-item>
                  <text:p text:style-name="P16">Style your output how you want <text:span text:style-name="T10">it styled.</text:span></text:p>
                  <text:list>
                    <text:list-item>
                      <text:p text:style-name="P18"><text:soft-page-break/>HERE is the point of divergence!</text:p>
                    </text:list-item>
                    <text:list-item>
                      <text:p text:style-name="P19">Resource: <text:a xlink:type="simple" xlink:href="http://www.pageresource.com/dhtml/cssprops.htm" text:style-name="Internet_20_link" text:visited-style-name="Visited_20_Internet_20_Link">http://www.pageresource.com/dhtml/cssprops.htm</text:a>, ctrl-f to font properties and text properties.</text:p>
                    </text:list-item>
                    <text:list-item>
                      <text:p text:style-name="P20">Binary: true A, true B, false A, false B.</text:p>
                    </text:list-item>
                  </text:list>
                </text:list-item>
              </text:list>
            </text:list-item>
            <text:list-item>
              <text:p text:style-name="P13">Write JavaScript.</text:p>
              <text:list>
                <text:list-item>
                  <text:p text:style-name="P21">Console yourself.</text:p>
                  <text:list>
                    <text:list-item>
                      <text:p text:style-name="P17">Intro them to variables as numbers and strings.</text:p>
                    </text:list-item>
                    <text:list-item>
                      <text:p text:style-name="P22">Intro them to functions.</text:p>
                    </text:list-item>
                    <text:list-item>
                      <text:p text:style-name="P17">Intro them to Math.random.</text:p>
                    </text:list-item>
                    <text:list-item>
                      <text:p text:style-name="P19">Intro my functions.</text:p>
                    </text:list-item>
                  </text:list>
                </text:list-item>
                <text:list-item>
                  <text:p text:style-name="P24">Randomise!</text:p>
                  <text:list>
                    <text:list-item>
                      <text:p text:style-name="P25">Paste their things into my <text:span text:style-name="T11">pre-written</text:span> function<text:span text:style-name="T12">s</text:span>.</text:p>
                    </text:list-item>
                  </text:list>
                </text:list-item>
                <text:list-item>
                  <text:p text:style-name="P27">Repeat!</text:p>
                  <text:list>
                    <text:list-item>
                      <text:p text:style-name="P28">Just copypaste <text:span text:style-name="T13">the text output thing.</text:span></text:p>
                    </text:list-item>
                  </text:list>
                </text:list-item>
                <text:list-item>
                  <text:p text:style-name="P27">Report!</text:p>
                  <text:list>
                    <text:list-item>
                      <text:p text:style-name="P21">Get element by id, modify its innerhtml.</text:p>
                    </text:list-item>
                  </text:list>
                </text:list-item>
              </text:list>
            </text:list-item>
            <text:list-item>
              <text:p text:style-name="P29">Export!</text:p>
              <text:list>
                <text:list-item>
                  <text:p text:style-name="P30">Check it does what it should.</text:p>
                </text:list-item>
                <text:list-item>
                  <text:p text:style-name="P30">Take a look through guts <text:span text:style-name="T14">in Notepad, IF Notepad is polite like that..</text:span></text:p>
                </text:list-item>
              </text:list>
            </text:list-item>
          </text:list>
        </text:list-item>
        <text:list-item>
          <text:p text:style-name="P20">EXTENSIONS:</text:p>
          <text:list>
            <text:list-item>
              <text:p text:style-name="P31">If you haven't already, get a unique setup.</text:p>
            </text:list-item>
            <text:list-item>
              <text:p text:style-name="P32">Set up a third button and associated functions which generates ONLY mismatched output (<text:span text:style-name="T12">i.e. </text:span>LOWERCASE and uppercase only).</text:p>
            </text:list-item>
            <text:list-item>
              <text:p text:style-name="P28">Look up how to set up a while <text:span text:style-name="T15">loop</text:span> <text:span text:style-name="T15">or a for</text:span> loop in JavaScript; use it to <text:span text:style-name="T16">replace the repetition.</text:span></text:p>
            </text:list-item>
            <text:list-item>
              <text:p text:style-name="P20">Look up how to use input forms in HTML/JS; use <text:span text:style-name="T14">one</text:span> to specify the number of things generated.</text:p>
            </text:list-item>
            <text:list-item>
              <text:p text:style-name="P32">Extend further however you see fit.</text:p>
            </text:list-item>
          </text:list>
        </text:list-item>
        <text:list-item>
          <text:p text:style-name="P24">WRAP UP:</text:p>
          <text:list>
            <text:list-item>
              <text:p text:style-name="P24">You've learned two <text:span text:style-name="T17">(well, one-and-a-half)</text:span> coding languages!</text:p>
            </text:list-item>
            <text:list-item>
              <text:p text:style-name="P21"><text:span text:style-name="T2">This looks terrible; F</text:span>reeformers can help present things better.</text:p>
            </text:list-item>
          </text:list>
        </text:list-item>
      </text:list>
      <text:p text:style-name="P3"/>
      <text:p text:style-name="P4">5 EASY:</text:p>
      <text:p text:style-name="P4"/>
      <text:list xml:id="list1923134065727958572" text:style-name="L2">
        <text:list-item>
          <text:p text:style-name="P33">BACKGROUND:</text:p>
          <text:list>
            <text:list-item>
              <text:p text:style-name="P33">Handful of very easy tricks you can get through uni without knowing.</text:p>
            </text:list-item>
          </text:list>
        </text:list-item>
        <text:list-item>
          <text:p text:style-name="P39">Five Easy pieces for Windows.</text:p>
          <text:list>
            <text:list-item>
              <text:p text:style-name="P39"><text:span text:style-name="T18">1: </text:span>Snipping Tool.</text:p>
              <text:list>
                <text:list-item>
                  <text:p text:style-name="P40">Purpose: <text:span text:style-name="T13">Anything they need to screenshot, esp. Paraview, AutoCAD, etc.</text:span></text:p>
                </text:list-item>
                <text:list-item>
                  <text:p text:style-name="P41">Get them to copy and paste <text:span text:style-name="T11">into Word</text:span>.</text:p>
                </text:list-item>
                <text:list-item>
                  <text:p text:style-name="P42"><text:span text:style-name="T19">Note that it c</text:span>omes pre-installed on all Windows machines since Win 7.</text:p>
                </text:list-item>
              </text:list>
            </text:list-item>
            <text:list-item>
              <text:p text:style-name="P43"><text:span text:style-name="T18">2: </text:span>CTRL-*</text:p>
              <text:list>
                <text:list-item>
                  <text:p text:style-name="P44">Purpose: Keyboard shortcuts are generally useful; apply everywhere.</text:p>
                </text:list-item>
                <text:list-item>
                  <text:p text:style-name="P43">F</text:p>
                  <text:list>
                    <text:list-item>
                      <text:p text:style-name="P41">With<text:span text:style-name="T13">in Pride and Prejudice</text:span>, find <text:span text:style-name="T13">Pride?</text:span></text:p>
                    </text:list-item>
                    <text:list-item>
                      <text:p text:style-name="P42">Intro the fact that it's used everywhere, and this is a fact about applications.</text:p>
                    </text:list-item>
                  </text:list>
                </text:list-item>
                <text:list-item>
                  <text:p text:style-name="P43">C,V</text:p>
                  <text:list>
                    <text:list-item>
                      <text:p text:style-name="P42"><text:span text:style-name="T20">Demonstrate</text:span> that CTRL-C means something completely different in a terminal.</text:p>
                    </text:list-item>
                    <text:list-item>
                      <text:p text:style-name="P41">Copy and paste into <text:span text:style-name="T11">Word</text:span>.</text:p>
                    </text:list-item>
                  </text:list>
                </text:list-item>
                <text:list-item>
                  <text:p text:style-name="P43"><text:soft-page-break/>Z</text:p>
                  <text:list>
                    <text:list-item>
                      <text:p text:style-name="P42">Mention use for new IDEs.</text:p>
                    </text:list-item>
                    <text:list-item>
                      <text:p text:style-name="P14">Delete from <text:span text:style-name="T11">Wor</text:span>d.</text:p>
                    </text:list-item>
                  </text:list>
                </text:list-item>
              </text:list>
            </text:list-item>
            <text:list-item>
              <text:p text:style-name="P42"><text:span text:style-name="T18">3: </text:span>Survivalist HTML.</text:p>
              <text:list>
                <text:list-item>
                  <text:p text:style-name="P40">Purpose: last-minute changes to existing programs, extreme res<text:span text:style-name="T7">i</text:span>lience, experiments.</text:p>
                </text:list-item>
                <text:list-item>
                  <text:p text:style-name="P45">Magic trick.</text:p>
                  <text:list>
                    <text:list-item>
                      <text:p text:style-name="P42">“I'm going to show you a magic trick.”</text:p>
                    </text:list-item>
                    <text:list-item>
                      <text:p text:style-name="P42">Write a basic webpage, <text:span text:style-name="T18">with color (and a link to xkcd?).</text:span></text:p>
                    </text:list-item>
                    <text:list-item>
                      <text:p text:style-name="P45">Open with Internet Explorer.</text:p>
                    </text:list-item>
                    <text:list-item>
                      <text:p text:style-name="P41">Get them to write a simplified version.</text:p>
                    </text:list-item>
                  </text:list>
                </text:list-item>
                <text:list-item>
                  <text:p text:style-name="P45">Bring in more advanced example.</text:p>
                  <text:list>
                    <text:list-item>
                      <text:p text:style-name="P45">Show off functionality.</text:p>
                    </text:list-item>
                    <text:list-item>
                      <text:p text:style-name="P45">Quick tour through the guts.</text:p>
                    </text:list-item>
                    <text:list-item>
                      <text:p text:style-name="P46"><text:span text:style-name="T19">Get them to change</text:span> something! <text:span text:style-name="T19">(have a version ready on their PC).</text:span></text:p>
                    </text:list-item>
                  </text:list>
                </text:list-item>
                <text:list-item>
                  <text:p text:style-name="P45">Explain uselessness in modern context.</text:p>
                </text:list-item>
              </text:list>
            </text:list-item>
            <text:list-item>
              <text:p text:style-name="P47"><text:span text:style-name="T18">4: </text:span>View Source &amp; Inspect Element</text:p>
              <text:list>
                <text:list-item>
                  <text:p text:style-name="P26">Purpose: demo reality; improve skepticism.</text:p>
                </text:list-item>
                <text:list-item>
                  <text:p text:style-name="P48">Visit XKCD.</text:p>
                </text:list-item>
                <text:list-item>
                  <text:p text:style-name="P48">Visit Source, analogise it to content.</text:p>
                </text:list-item>
                <text:list-item>
                  <text:p text:style-name="P48">Copy-paste Source into <text:span text:style-name="T21">Notepad.</text:span></text:p>
                </text:list-item>
                <text:list-item>
                  <text:p text:style-name="P48">Rename XKCD's Blag to Blog.</text:p>
                </text:list-item>
                <text:list-item>
                  <text:p text:style-name="P48">Rename XKCD's Blog to Bank Heist Plans; explain why this is why you Never Trust A Screenshot.</text:p>
                </text:list-item>
              </text:list>
            </text:list-item>
            <text:list-item>
              <text:p text:style-name="P14">“You have ten minutes to take a ridiculous screenshot!”</text:p>
              <text:list>
                <text:list-item>
                  <text:p text:style-name="P49">Make using Inspect Element, snip, for extra points present in a webpage.</text:p>
                </text:list-item>
              </text:list>
            </text:list-item>
            <text:list-item>
              <text:p text:style-name="P50"><text:span text:style-name="T22">5: </text:span>Excel.</text:p>
              <text:list>
                <text:list-item>
                  <text:p text:style-name="P23">Purpose: making use of Excel slightly faster.</text:p>
                </text:list-item>
                <text:list-item>
                  <text:p text:style-name="P51">Meta-lesson: Excel can do lots more than it seems like it should.</text:p>
                </text:list-item>
                <text:list-item>
                  <text:p text:style-name="P50">Useful functions <text:span text:style-name="T11">&amp; tools</text:span>:</text:p>
                  <text:list>
                    <text:list-item>
                      <text:p text:style-name="P50">IF</text:p>
                    </text:list-item>
                    <text:list-item>
                      <text:p text:style-name="P52">Filtering.</text:p>
                    </text:list-item>
                    <text:list-item>
                      <text:p text:style-name="P50">SUM, COUNT, AVERAG<text:span text:style-name="T23">E</text:span></text:p>
                    </text:list-item>
                  </text:list>
                </text:list-item>
                <text:list-item>
                  <text:p text:style-name="P50">Solver.</text:p>
                  <text:list>
                    <text:list-item>
                      <text:p text:style-name="P51">Show them how to install it.</text:p>
                    </text:list-item>
                    <text:list-item>
                      <text:p text:style-name="P51">Use it on a toy optimisation problem.</text:p>
                    </text:list-item>
                  </text:list>
                </text:list-item>
                <text:list-item>
                  <text:p text:style-name="P40">Extras</text:p>
                  <text:list>
                    <text:list-item>
                      <text:p text:style-name="P51">Explain that other add-ons exist; for example, PrecisionTree.</text:p>
                    </text:list-item>
                    <text:list-item>
                      <text:p text:style-name="P50">Macros exis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Wrap up.</text:p>
          <text:list>
            <text:list-item>
              <text:p text:style-name="P48">Quick run-through of prev concepts.</text:p>
              <text:list>
                <text:list-item>
                  <text:p text:style-name="P51">What's the name of the thing that's like screenshots but better?</text:p>
                </text:list-item>
                <text:list-item>
                  <text:p text:style-name="P51">What happens when you press:</text:p>
                  <text:list>
                    <text:list-item>
                      <text:p text:style-name="P51">CTRL-F?</text:p>
                    </text:list-item>
                    <text:list-item>
                      <text:p text:style-name="P51">CTRL-C <text:span text:style-name="T24">&amp; </text:span>CTRL-V?</text:p>
                    </text:list-item>
                    <text:list-item>
                      <text:p text:style-name="P51">CTRL-Z?</text:p>
                    </text:list-item>
                  </text:list>
                </text:list-item>
                <text:list-item>
                  <text:p text:style-name="P51">How do I get the source code?</text:p>
                </text:list-item>
                <text:list-item>
                  <text:p text:style-name="P51">How do I edit elements?</text:p>
                </text:list-item>
                <text:list-item>
                  <text:p text:style-name="P51">Everyone name a trick I can use in Excel!</text:p>
                </text:list-item>
              </text:list>
            </text:list-item>
            <text:list-item>
              <text:p text:style-name="P51"><text:soft-page-break/>Any questions?</text:p>
            </text:list-item>
            <text:list-item>
              <text:p text:style-name="P51">Any feedback?</text:p>
            </text:list-item>
          </text:list>
        </text:list-item>
      </text:list>
      <text:p text:style-name="P5"/>
      <text:p text:style-name="P6">LINUX &amp; PYTHON:</text:p>
      <text:p text:style-name="P6"/>
      <text:list xml:id="list1232316740308301564" text:style-name="L3">
        <text:list-item>
          <text:p text:style-name="P34">Intro Linux.</text:p>
        </text:list-item>
        <text:list-item>
          <text:p text:style-name="P34">Show how to use:</text:p>
          <text:list>
            <text:list-item>
              <text:p text:style-name="P34">Browser.</text:p>
            </text:list-item>
            <text:list-item>
              <text:p text:style-name="P34">Files.</text:p>
              <text:list>
                <text:list-item>
                  <text:p text:style-name="P34">Nav to code.</text:p>
                </text:list-item>
              </text:list>
            </text:list-item>
            <text:list-item>
              <text:p text:style-name="P34">Terminal!</text:p>
              <text:list>
                <text:list-item>
                  <text:p text:style-name="P34">Run Hello World!</text:p>
                </text:list-item>
              </text:list>
            </text:list-item>
            <text:list-item>
              <text:p text:style-name="P34">Eric.</text:p>
              <text:list>
                <text:list-item>
                  <text:p text:style-name="P34">Observe, edit Hello World!</text:p>
                </text:list-item>
              </text:list>
            </text:list-item>
          </text:list>
        </text:list-item>
        <text:list-item>
          <text:p text:style-name="P34">Investigate the repeater.</text:p>
          <text:list>
            <text:list-item>
              <text:p text:style-name="P34">Run, to get idea of what it does.</text:p>
            </text:list-item>
            <text:list-item>
              <text:p text:style-name="P34">Go through, line-by-line.</text:p>
            </text:list-item>
            <text:list-item>
              <text:p text:style-name="P34">Funnel to txt files.</text:p>
            </text:list-item>
          </text:list>
        </text:list-item>
        <text:list-item>
          <text:p text:style-name="P34">Number theory time!</text:p>
          <text:list>
            <text:list-item>
              <text:p text:style-name="P34">Intro fizzbuzz, and why it matters.</text:p>
            </text:list-item>
            <text:list-item>
              <text:p text:style-name="P34">Explain evener.</text:p>
            </text:list-item>
            <text:list-item>
              <text:p text:style-name="P34">Run!</text:p>
            </text:list-item>
          </text:list>
        </text:list-item>
      </text:list>
      <text:p text:style-name="P6"/>
      <text:p text:style-name="P6"/>
      <text:p text:style-name="P6">SOCIAL:</text:p>
      <text:p text:style-name="P6"/>
      <text:list xml:id="list3864274489863307502" text:style-name="L4">
        <text:list-item>
          <text:p text:style-name="P53">Free Software Movement.</text:p>
          <text:list>
            <text:list-item>
              <text:p text:style-name="P53">Free as in free speech. (what does 'free software' actually mean?)</text:p>
            </text:list-item>
            <text:list-item>
              <text:p text:style-name="P53">Free as in free beer. (usually doesn't cost money)</text:p>
            </text:list-item>
            <text:list-item>
              <text:p text:style-name="P53">Free as in free weights. (modifying existing code is an excellent way for new programmers to start)</text:p>
            </text:list-item>
            <text:list-item>
              <text:p text:style-name="P54">Free as in free publicity. (code which can be shared freely goes further; excellent way to develop a career; <text:span text:style-name="T25">also, </text:span>FSF is actively hunting educational work)</text:p>
            </text:list-item>
          </text:list>
        </text:list-item>
        <text:list-item>
          <text:p text:style-name="P53">Effective Altruism.</text:p>
          <text:list>
            <text:list-item>
              <text:p text:style-name="P53">Explain networking uses, <text:span text:style-name="T26">80000hrs' advice</text:span>.</text:p>
            </text:list-item>
            <text:list-item>
              <text:p text:style-name="P53">Disclose ulterior motives.</text:p>
            </text:list-item>
            <text:list-item>
              <text:p text:style-name="P53">Hand over to Sam, or whoever I shanghai'd into this.</text:p>
            </text:list-item>
          </text:list>
        </text:list-item>
        <text:list-item>
          <text:p text:style-name="P54">Freeformers.</text:p>
          <text:list>
            <text:list-item>
              <text:p text:style-name="P54">Explain uses.</text:p>
            </text:list-item>
            <text:list-item>
              <text:p text:style-name="P54">Explain the <text:span text:style-name="T27">extent to which they</text:span> don<text:span text:style-name="T28">'</text:span>t care about qualifications.</text:p>
            </text:list-item>
            <text:list-item>
              <text:p text:style-name="P54">Hand over to Holly, or etc etc etc.</text:p>
            </text:list-item>
          </text:list>
        </text:list-item>
        <text:list-item>
          <text:p text:style-name="P35">Udacity etc.</text:p>
          <text:list>
            <text:list-item>
              <text:p text:style-name="P35">It's free!</text:p>
            </text:list-item>
            <text:list-item>
              <text:p text:style-name="P35">Most useful for telling you what's worth knowing.</text:p>
            </text:list-item>
            <text:list-item>
              <text:p text:style-name="P35">Meetups and study sessions good.</text:p>
            </text:list-item>
            <text:list-item>
              <text:p text:style-name="P35">Beware four hour limit.</text:p>
            </text:list-item>
          </text:list>
        </text:list-item>
        <text:list-item>
          <text:p text:style-name="P55">Take questions.</text:p>
        </text:list-item>
      </text:list>
      <text:p text:style-name="P7"/>
      <text:p text:style-name="P6">SLBL:</text:p>
      <text:p text:style-name="P6"><text:soft-page-break/></text:p>
      <text:list xml:id="list4803938327579483287" text:style-name="L5">
        <text:list-item>
          <text:p text:style-name="P56">Using the Terminal.</text:p>
          <text:list>
            <text:list-item>
              <text:p text:style-name="P36">Get from Downloads to target folder using term only, then </text:p>
            </text:list-item>
          </text:list>
        </text:list-item>
        <text:list-item>
          <text:p text:style-name="P56">Installing new software.</text:p>
          <text:list>
            <text:list-item>
              <text:p text:style-name="P36">Install kolourpaint.</text:p>
            </text:list-item>
            <text:list-item>
              <text:p text:style-name="P36">Visit <text:span text:style-name="T31">sources.list.</text:span></text:p>
            </text:list-item>
          </text:list>
        </text:list-item>
        <text:list-item>
          <text:p text:style-name="P56">Using Bash scripts.</text:p>
          <text:list>
            <text:list-item>
              <text:p text:style-name="P36">Run the python from last time, sending each to a new <text:span text:style-name="T31">file.</text:span></text:p>
            </text:list-item>
          </text:list>
        </text:list-item>
        <text:list-item>
          <text:p text:style-name="P57">Grep.</text:p>
          <text:list>
            <text:list-item>
              <text:p text:style-name="P57">Wordhunt!</text:p>
            </text:list-item>
          </text:list>
        </text:list-item>
        <text:list-item>
          <text:p text:style-name="P36">What do I do?</text:p>
          <text:list>
            <text:list-item>
              <text:p text:style-name="P57">History, apropos.</text:p>
            </text:list-item>
          </text:list>
        </text:list-item>
        <text:list-item>
          <text:p text:style-name="P36">Find</text:p>
          <text:list>
            <text:list-item>
              <text:p text:style-name="P57">Filehunt!</text:p>
            </text:list-item>
          </text:list>
        </text:list-item>
      </text:list>
      <text:p text:style-name="P6"/>
      <text:p text:style-name="P6">UNCOVENTIONAL:</text:p>
      <text:p text:style-name="P6"/>
      <text:list xml:id="list5807774594665258814" text:style-name="L6">
        <text:list-item>
          <text:p text:style-name="P37">Just go by sheet.</text:p>
        </text:list-item>
      </text:list>
      <text:p text:style-name="P6"/>
      <text:p text:style-name="P6">DISASSEMBLY/REASSEMBLY:</text:p>
      <text:p text:style-name="P6"/>
      <text:list xml:id="list235245132095309" text:continue-list="list3864274489863307502" text:style-name="L4">
        <text:list-item>
          <text:p text:style-name="P54">Boxes with teeth!</text:p>
        </text:list-item>
        <text:list-item>
          <text:p text:style-name="P54">The rubberband trick.</text:p>
        </text:list-item>
        <text:list-item>
          <text:p text:style-name="P54">Dissection.</text:p>
          <text:list>
            <text:list-item>
              <text:p text:style-name="P54">Photo<text:span text:style-name="T29">graph EVERYTHING beforehand.</text:span></text:p>
            </text:list-item>
            <text:list-item>
              <text:p text:style-name="P54">Removal; explanation of CPU, RAM and hard drive.</text:p>
            </text:list-item>
            <text:list-item>
              <text:p text:style-name="P54"><text:span text:style-name="T30">Surgery: </text:span>Brain transplant.</text:p>
            </text:list-item>
            <text:list-item>
              <text:p text:style-name="P54"><text:span text:style-name="T30">Surgery: </text:span>RAM upgrade.</text:p>
            </text:list-item>
            <text:list-item>
              <text:p text:style-name="P54">Reassembly.</text:p>
            </text:list-item>
          </text:list>
        </text:list-item>
      </text:list>
      <text:p text:style-name="P6"/>
      <text:p text:style-name="P6">FINALE</text:p>
      <text:p text:style-name="P6"/>
      <text:list xml:id="list2117416111901314558" text:style-name="L7">
        <text:list-item>
          <text:p text:style-name="P38">Recap!</text:p>
          <text:list>
            <text:list-item>
              <text:p text:style-name="P38">JSBINnery.</text:p>
            </text:list-item>
            <text:list-item>
              <text:p text:style-name="P38">Easy Pieces.</text:p>
            </text:list-item>
            <text:list-item>
              <text:p text:style-name="P58">Linux &amp; Python.</text:p>
            </text:list-item>
            <text:list-item>
              <text:p text:style-name="P58">Social Movements.</text:p>
            </text:list-item>
            <text:list-item>
              <text:p text:style-name="P58">SLBL.</text:p>
            </text:list-item>
            <text:list-item>
              <text:p text:style-name="P58">Unconventional Security.</text:p>
            </text:list-item>
            <text:list-item>
              <text:p text:style-name="P58">Disassembly &amp; Reassembly.</text:p>
            </text:list-item>
          </text:list>
        </text:list-item>
        <text:list-item>
          <text:p text:style-name="P58">Questions!</text:p>
        </text:list-item>
        <text:list-item>
          <text:p text:style-name="P58">Fill out forms.</text:p>
          <text:list>
            <text:list-item>
              <text:p text:style-name="P58">Would you recommend the course to other <text:span text:style-name="T32">A-levellers</text:span>? <text:span text:style-name="T32">(yes/no/some/yes, but only because I want them to suffer/no, but only because I want to preserve my advantage over them)</text:span></text:p>
            </text:list-item>
            <text:list-item>
              <text:p text:style-name="P58">Too easy/hard?</text:p>
            </text:list-item>
            <text:list-item>
              <text:p text:style-name="P58">Too long/short?</text:p>
            </text:list-item>
            <text:list-item>
              <text:p text:style-name="P60">Will you be attending a Freeformers event as a result?</text:p>
            </text:list-item>
            <text:list-item>
              <text:p text:style-name="P58">Which session was most useful? Why?</text:p>
            </text:list-item>
            <text:list-item>
              <text:p text:style-name="P58"><text:soft-page-break/>Which session was least useful? Why?</text:p>
            </text:list-item>
            <text:list-item>
              <text:p text:style-name="P58">Which session was most fun/bearable? Why?</text:p>
            </text:list-item>
            <text:list-item>
              <text:p text:style-name="P58">Which session was least fun/bearable? Why?</text:p>
            </text:list-item>
            <text:list-item>
              <text:p text:style-name="P59"><text:span text:style-name="T32">Generally, h</text:span>ow do you feel about the course?</text:p>
            </text:list-item>
            <text:list-item>
              <text:p text:style-name="P60">Do you have any suggestions <text:span text:style-name="T33">for</text:span> improv<text:span text:style-name="T33">ing</text:span> the course? (Ideally, easily-tested ones!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7-05-15T13:20:18.913954619</meta:creation-date>
    <dc:date>2017-06-11T23:52:43.760747767</dc:date>
    <dc:creator>U </dc:creator>
    <meta:editing-duration>PT2H41M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6" meta:paragraph-count="212" meta:word-count="1342" meta:character-count="7241" meta:non-whitespace-character-count="6302"/>
  </office:meta>
</office:document-meta>
</file>